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199cm"/>
      <style:text-properties style:font-name="Calibri" fo:font-style="italic" style:font-style-asian="italic" style:font-style-complex="italic"/>
    </style:style>
    <style:style style:name="P3" style:family="paragraph" style:parent-style-name="Standard">
      <style:paragraph-properties fo:margin-top="0cm" fo:margin-bottom="0.199cm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2">
      <style:paragraph-properties fo:margin-top="0cm" fo:margin-bottom="0.199cm"/>
    </style:style>
    <style:style style:name="P5" style:family="paragraph" style:parent-style-name="Standard" style:list-style-name="L2">
      <style:paragraph-properties fo:margin-top="0cm" fo:margin-bottom="0.199cm"/>
      <style:text-properties style:text-underline-style="none" fo:font-weight="bold" style:font-weight-asian="bold" style:font-weight-complex="bold"/>
    </style:style>
    <style:style style:name="P6" style:family="paragraph" style:parent-style-name="Standard" style:list-style-name="L3">
      <style:paragraph-properties fo:margin-top="0cm" fo:margin-bottom="0cm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Calibri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rea para PROG11.</text:p>
      <text:p text:style-name="P1">Explicación del programa.</text:p>
      <text:p text:style-name="P3">Las credenciales para acceder a la base de datos son:</text:p>
      <text:list xml:id="list3054399139567054" text:style-name="L3">
        <text:list-item>
          <text:p text:style-name="P6">usuario: root</text:p>
        </text:list-item>
        <text:list-item>
          <text:p text:style-name="P6">constraseña: admin</text:p>
        </text:list-item>
        <text:list-item>
          <text:p text:style-name="P6">base de datos: test</text:p>
        </text:list-item>
      </text:list>
      <text:p text:style-name="P3"/>
      <text:p text:style-name="P3">Los archivos del programa estan repartidos en paquetes:</text:p>
      <text:list xml:id="list4720898016840427240" text:style-name="L2">
        <text:list-item>
          <text:p text:style-name="P4"><text:span text:style-name="T2">Paquete app: </text:span><text:span text:style-name="T1">Guarda la clase que tiene el método main de la aplicación, y con ello lanza el programa. En esta clase se crean los objetos Cliente y Escritura, junto con las clases que guardan los métodos para operar con estas clases en la base de datos.</text:span></text:p>
          <text:p text:style-name="P4"><text:span text:style-name="T1">Tambien crea el objeto que tiene la vista gráfica de la aplicación</text:span></text:p>
          <text:p text:style-name="P4"><text:span text:style-name="T1">Una vez creados todos los objetos necesarios se instancia la clase controlador, y se le pasan todos estos objetos, esta clase se va a encargar de gestionar las acciones de los botones de la vista.</text:span></text:p>
          <text:p text:style-name="P4"><text:span text:style-name="T1">Finalmente el método main del programa inicia el programa llamando al método correspondiente en la clase controlador.</text:span></text:p>
        </text:list-item>
        <text:list-item>
          <text:p text:style-name="P4"><text:span text:style-name="T2">Paquete controlador: </text:span><text:span text:style-name="T1">Guarda la clase controlador de la aplicación, que implementa a la clase de Java ActionListener</text:span></text:p>
          <text:p text:style-name="P4"><text:span text:style-name="T1">En esta clase, además de las necesarias para el funcionamiento del programa, se instancian las vistas "secundarias" para Modificar los clientes; Añadir un cliente nuevo e Insertar Escrituras (que a su vez quedan asociadas a un cliente existente).</text:span></text:p>
          <text:p text:style-name="P4"><text:span text:style-name="T1">Esta clase alberga basicamente un constructor y tres métodos. El constructor recibe los objetos creados en el método main de la aplicación, y es donde se prepara para quedar a la escucha de las acciones del usuario sobre los botones de la vista gráfica.</text:span></text:p>
          <text:p text:style-name="P4"><text:span text:style-name="T1">El método iniciar simplemente lanza el programa</text:span></text:p>
          <text:p text:style-name="P4"><text:span text:style-name="T1">El método implementado actionPerformed se encarga de registrar y filtrar los clicks del usuario en la ventana gráfica de la aplicación. Dependiendo que evento haya sucedido realiza una acción u otra.</text:span></text:p>
        </text:list-item>
        <text:list-item>
          <text:p text:style-name="P5"><text:span text:style-name="T3">Paquete modelo: </text:span><text:span text:style-name="T1">Donde se guardan las clases "objeto" que se van a gestionar en la aplicación.</text:span></text:p>
          <text:p text:style-name="P5"><text:span text:style-name="T1">Clase Conexión, se encarga de crear la conexión con la base de datos (en este caso MySQL, trabajando en la base de datos de ejemplo "test").</text:span></text:p>
          <text:p text:style-name="P5"><text:span text:style-name="T1">Las clases Cliente y Escritura, definen a estos dos tipos de objeto, con los atributos indicados en la tarea y sus métodos get, set, toString y los constructores que he creido oportunos (no son todos necesarios)</text:span></text:p>
          <text:p text:style-name="P5"><text:span text:style-name="T1">Las clases ClienteDAO, EscrituraDAO y escCliDAO: realizan las operaciones en la base de datos.</text:span></text:p>
        </text:list-item>
        <text:list-item>
          <text:p text:style-name="P5"><text:span text:style-name="T3">Paquete vista:</text:span><text:span text:style-name="T1"> Aqui se guardan las vistas de la aplicación, esta consta de una ventana principal (JFrame) y tres secundaria (Jdialog), necesarias para realizar la interacción con el usuario para insertar, modificar y eliminar registros de Clientes e insertar registros de Escritura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0H48M38S</meta:editing-duration>
    <meta:editing-cycles>18</meta:editing-cycles>
    <meta:generator>OpenOffice/4.1.9$Win32 OpenOffice.org_project/419m1$Build-9805</meta:generator>
    <dc:date>2021-05-02T23:55:20.06</dc:date>
    <meta:document-statistic meta:table-count="0" meta:image-count="0" meta:object-count="0" meta:page-count="1" meta:paragraph-count="21" meta:word-count="428" meta:character-count="2527"/>
    <meta:user-defined meta:name="Info 1"/>
    <meta:user-defined meta:name="Info 2"/>
    <meta:user-defined meta:name="Info 3"/>
    <meta:user-defined meta:name="Info 4"/>
  </office:meta>
</office:document-meta>
</file>